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1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1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10" table:default-cell-style-name="ce9"/>
        <table:table-column table:style-name="co3" table:number-columns-repeated="10" table:default-cell-style-name="ce9"/>
        <table:table-row table:style-name="ro1">
          <table:table-cell office:value-type="string" calcext:value-type="string">
            <text:p>% Błędów testowania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Default"/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Default"/>
          <table:table-cell table:style-name="ce4" office:value-type="percentage" office:value="0.0769" calcext:value-type="percentage">
            <text:p>7,69%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14" table:number-columns-repeated="2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ŋ</text:p>
          </table:table-cell>
          <table:table-cell table:style-name="ce5" office:value-type="float" office:value="0.1" calcext:value-type="float" table:number-columns-spanned="2" table:number-rows-spanned="1">
            <text:p>0,1</text:p>
          </table:table-cell>
          <table:covered-table-cell table:style-name="ce11"/>
          <table:table-cell table:style-name="Default"/>
          <table:table-cell table:style-name="ce5" office:value-type="float" office:value="0.01" calcext:value-type="float" table:number-columns-spanned="2" table:number-rows-spanned="1">
            <text:p>0,01</text:p>
          </table:table-cell>
          <table:covered-table-cell table:style-name="ce11"/>
          <table:table-cell table:style-name="Default"/>
          <table:table-cell table:style-name="ce5" office:value-type="float" office:value="0.001" calcext:value-type="float" table:number-columns-spanned="2" table:number-rows-spanned="1">
            <text:p>0,001</text:p>
          </table:table-cell>
          <table:covered-table-cell table:style-name="ce11"/>
          <table:table-cell table:style-name="ce15" table:number-columns-spanned="2" table:number-rows-spanned="1"/>
          <table:covered-table-cell table:style-name="ce2"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Nr Epoki</text:p>
          </table:table-cell>
          <table:table-cell table:style-name="ce6" office:value-type="string" calcext:value-type="string">
            <text:p>% Błędów Perceptron</text:p>
          </table:table-cell>
          <table:table-cell table:style-name="ce1" office:value-type="string" calcext:value-type="string">
            <text:p>% Błędów Adaline</text:p>
          </table:table-cell>
          <table:table-cell table:style-name="Default" office:value-type="string" calcext:value-type="string">
            <text:p>Nr Epoki</text:p>
          </table:table-cell>
          <table:table-cell table:style-name="ce6" office:value-type="string" calcext:value-type="string">
            <text:p>% Błędów Perceptron</text:p>
          </table:table-cell>
          <table:table-cell table:style-name="ce1" office:value-type="string" calcext:value-type="string">
            <text:p>% Błędów Adaline</text:p>
          </table:table-cell>
          <table:table-cell table:style-name="Default" office:value-type="string" calcext:value-type="string">
            <text:p>Nr Epoki</text:p>
          </table:table-cell>
          <table:table-cell table:style-name="ce6" office:value-type="string" calcext:value-type="string">
            <text:p>% Błędów Perceptron</text:p>
          </table:table-cell>
          <table:table-cell table:style-name="ce1" office:value-type="string" calcext:value-type="string">
            <text:p>% Błędów Adaline</text:p>
          </table:table-cell>
          <table:table-cell table:style-name="ce2" table:number-columns-repeated="2"/>
          <table:table-cell table:style-name="Default"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" calcext:value-type="percentage">
            <text:p>0,00%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2" calcext:value-type="float">
            <text:p>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076923" calcext:value-type="percentage">
            <text:p>7,69%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3" calcext:value-type="float">
            <text:p>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" calcext:value-type="percentage">
            <text:p>0,00%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4" calcext:value-type="float">
            <text:p>4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style-name="Default" office:value-type="float" office:value="4" calcext:value-type="float">
            <text:p>4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style-name="Default" office:value-type="float" office:value="5" calcext:value-type="float">
            <text:p>5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5" calcext:value-type="float">
            <text:p>5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2"/>
          <table:table-cell table:style-name="Default" office:value-type="float" office:value="6" calcext:value-type="float">
            <text:p>6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6" calcext:value-type="float">
            <text:p>6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12"/>
          <table:table-cell table:style-name="Default" office:value-type="float" office:value="7" calcext:value-type="float">
            <text:p>7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7" calcext:value-type="float">
            <text:p>7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12"/>
          <table:table-cell table:style-name="Default" office:value-type="float" office:value="8" calcext:value-type="float">
            <text:p>8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8" calcext:value-type="float">
            <text:p>8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12"/>
          <table:table-cell table:style-name="Default" office:value-type="float" office:value="9" calcext:value-type="float">
            <text:p>9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9" calcext:value-type="float">
            <text:p>9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12"/>
          <table:table-cell table:style-name="Default" office:value-type="float" office:value="10" calcext:value-type="float">
            <text:p>10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10" calcext:value-type="float">
            <text:p>10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38462" calcext:value-type="percentage">
            <text:p>53,8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12"/>
          <table:table-cell table:style-name="Default" office:value-type="float" office:value="11" calcext:value-type="float">
            <text:p>11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11" calcext:value-type="float">
            <text:p>1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12"/>
          <table:table-cell table:style-name="Default" office:value-type="float" office:value="12" calcext:value-type="float">
            <text:p>12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12" calcext:value-type="float">
            <text:p>1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/>
          <table:table-cell table:style-name="ce12"/>
          <table:table-cell table:style-name="Default" office:value-type="float" office:value="13" calcext:value-type="float">
            <text:p>13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13" calcext:value-type="float">
            <text:p>1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/>
          <table:table-cell table:style-name="ce12"/>
          <table:table-cell table:style-name="Default" office:value-type="float" office:value="14" calcext:value-type="float">
            <text:p>14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style-name="Default" office:value-type="float" office:value="14" calcext:value-type="float">
            <text:p>14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5" calcext:value-type="percentage">
            <text:p>50,00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12"/>
          <table:table-cell table:style-name="Default" office:value-type="float" office:value="15" calcext:value-type="float">
            <text:p>15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15" calcext:value-type="float">
            <text:p>15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61538" calcext:value-type="percentage">
            <text:p>46,15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12"/>
          <table:table-cell table:style-name="Default" office:value-type="float" office:value="16" calcext:value-type="float">
            <text:p>16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style-name="Default" office:value-type="float" office:value="16" calcext:value-type="float">
            <text:p>16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23077" calcext:value-type="percentage">
            <text:p>42,31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12"/>
          <table:table-cell table:style-name="Default" office:value-type="float" office:value="17" calcext:value-type="float">
            <text:p>17</text:p>
          </table:table-cell>
          <table:table-cell table:style-name="ce7" office:value-type="percentage" office:value="0.346154" calcext:value-type="percentage">
            <text:p>34,62%</text:p>
          </table:table-cell>
          <table:table-cell table:style-name="ce12"/>
          <table:table-cell table:style-name="Default" office:value-type="float" office:value="17" calcext:value-type="float">
            <text:p>17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23077" calcext:value-type="percentage">
            <text:p>42,31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12"/>
          <table:table-cell table:style-name="Default" office:value-type="float" office:value="18" calcext:value-type="float">
            <text:p>18</text:p>
          </table:table-cell>
          <table:table-cell table:style-name="ce7" office:value-type="percentage" office:value="0.346154" calcext:value-type="percentage">
            <text:p>34,62%</text:p>
          </table:table-cell>
          <table:table-cell table:style-name="ce12"/>
          <table:table-cell table:style-name="Default" office:value-type="float" office:value="18" calcext:value-type="float">
            <text:p>18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23077" calcext:value-type="percentage">
            <text:p>42,31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12"/>
          <table:table-cell table:style-name="Default" office:value-type="float" office:value="19" calcext:value-type="float">
            <text:p>19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12"/>
          <table:table-cell table:style-name="Default" office:value-type="float" office:value="19" calcext:value-type="float">
            <text:p>19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076923" calcext:value-type="percentage">
            <text:p>7,69%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0" calcext:value-type="float">
            <text:p>20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076923" calcext:value-type="percentage">
            <text:p>7,69%</text:p>
          </table:table-cell>
          <table:table-cell table:number-columns-repeated="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1" calcext:value-type="float">
            <text:p>2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076923" calcext:value-type="percentage">
            <text:p>7,69%</text:p>
          </table:table-cell>
          <table:table-cell table:number-columns-repeated="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2" calcext:value-type="float">
            <text:p>2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23077" calcext:value-type="percentage">
            <text:p>42,31%</text:p>
          </table:table-cell>
          <table:table-cell table:number-columns-repeated="1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3" calcext:value-type="float">
            <text:p>2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423077" calcext:value-type="percentage">
            <text:p>42,31%</text:p>
          </table:table-cell>
          <table:table-cell table:number-columns-repeated="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4" calcext:value-type="float">
            <text:p>24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.038462" calcext:value-type="percentage">
            <text:p>3,85%</text:p>
          </table:table-cell>
          <table:table-cell table:number-columns-repeated="1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5" calcext:value-type="float">
            <text:p>25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 office:value-type="percentage" office:value="0" calcext:value-type="percentage">
            <text:p>0,00%</text:p>
          </table:table-cell>
          <table:table-cell table:number-columns-repeated="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6" calcext:value-type="float">
            <text:p>26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7" calcext:value-type="float">
            <text:p>27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8" calcext:value-type="float">
            <text:p>28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29" calcext:value-type="float">
            <text:p>29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0" calcext:value-type="float">
            <text:p>30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1" calcext:value-type="float">
            <text:p>3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2" calcext:value-type="float">
            <text:p>3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3" calcext:value-type="float">
            <text:p>3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4" calcext:value-type="float">
            <text:p>34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5" calcext:value-type="float">
            <text:p>35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6" calcext:value-type="float">
            <text:p>36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7" calcext:value-type="float">
            <text:p>37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8" calcext:value-type="float">
            <text:p>38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39" calcext:value-type="float">
            <text:p>39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0" calcext:value-type="float">
            <text:p>40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1" calcext:value-type="float">
            <text:p>41</text:p>
          </table:table-cell>
          <table:table-cell table:style-name="ce7" office:value-type="percentage" office:value="0.692308" calcext:value-type="percentage">
            <text:p>69,23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2" calcext:value-type="float">
            <text:p>42</text:p>
          </table:table-cell>
          <table:table-cell table:style-name="ce7" office:value-type="percentage" office:value="0.653846" calcext:value-type="percentage">
            <text:p>65,38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3" calcext:value-type="float">
            <text:p>43</text:p>
          </table:table-cell>
          <table:table-cell table:style-name="ce7" office:value-type="percentage" office:value="0.692308" calcext:value-type="percentage">
            <text:p>69,23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4" calcext:value-type="float">
            <text:p>44</text:p>
          </table:table-cell>
          <table:table-cell table:style-name="ce7" office:value-type="percentage" office:value="0.692308" calcext:value-type="percentage">
            <text:p>69,23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5" calcext:value-type="float">
            <text:p>45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6" calcext:value-type="float">
            <text:p>46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7" calcext:value-type="float">
            <text:p>47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8" calcext:value-type="float">
            <text:p>48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49" calcext:value-type="float">
            <text:p>49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0" calcext:value-type="float">
            <text:p>50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1" calcext:value-type="float">
            <text:p>51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2" calcext:value-type="float">
            <text:p>52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3" calcext:value-type="float">
            <text:p>53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4" calcext:value-type="float">
            <text:p>54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5" calcext:value-type="float">
            <text:p>55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6" calcext:value-type="float">
            <text:p>56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7" calcext:value-type="float">
            <text:p>57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8" calcext:value-type="float">
            <text:p>58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59" calcext:value-type="float">
            <text:p>59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0" calcext:value-type="float">
            <text:p>60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1" calcext:value-type="float">
            <text:p>61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2" calcext:value-type="float">
            <text:p>62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3" calcext:value-type="float">
            <text:p>63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4" calcext:value-type="float">
            <text:p>64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5" calcext:value-type="float">
            <text:p>65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6" calcext:value-type="float">
            <text:p>66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7" calcext:value-type="float">
            <text:p>67</text:p>
          </table:table-cell>
          <table:table-cell table:style-name="ce7" office:value-type="percentage" office:value="0.615385" calcext:value-type="percentage">
            <text:p>61,54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8" calcext:value-type="float">
            <text:p>68</text:p>
          </table:table-cell>
          <table:table-cell table:style-name="ce7" office:value-type="percentage" office:value="0.615385" calcext:value-type="percentage">
            <text:p>61,54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69" calcext:value-type="float">
            <text:p>69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0" calcext:value-type="float">
            <text:p>70</text:p>
          </table:table-cell>
          <table:table-cell table:style-name="ce7" office:value-type="percentage" office:value="0.461538" calcext:value-type="percentage">
            <text:p>46,1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1" calcext:value-type="float">
            <text:p>71</text:p>
          </table:table-cell>
          <table:table-cell table:style-name="ce7" office:value-type="percentage" office:value="0.115385" calcext:value-type="percentage">
            <text:p>11,54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2" calcext:value-type="float">
            <text:p>72</text:p>
          </table:table-cell>
          <table:table-cell table:style-name="ce7" office:value-type="percentage" office:value="0.115385" calcext:value-type="percentage">
            <text:p>11,54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3" calcext:value-type="float">
            <text:p>73</text:p>
          </table:table-cell>
          <table:table-cell table:style-name="ce7" office:value-type="percentage" office:value="0.423077" calcext:value-type="percentage">
            <text:p>42,31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4" calcext:value-type="float">
            <text:p>74</text:p>
          </table:table-cell>
          <table:table-cell table:style-name="ce7" office:value-type="percentage" office:value="0.076923" calcext:value-type="percentage">
            <text:p>7,69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5" calcext:value-type="float">
            <text:p>75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6" calcext:value-type="float">
            <text:p>76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7" calcext:value-type="float">
            <text:p>77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8" calcext:value-type="float">
            <text:p>78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79" calcext:value-type="float">
            <text:p>79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0" calcext:value-type="float">
            <text:p>80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1" calcext:value-type="float">
            <text:p>81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2" calcext:value-type="float">
            <text:p>82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3" calcext:value-type="float">
            <text:p>83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4" calcext:value-type="float">
            <text:p>84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5" calcext:value-type="float">
            <text:p>85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6" calcext:value-type="float">
            <text:p>86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7" calcext:value-type="float">
            <text:p>87</text:p>
          </table:table-cell>
          <table:table-cell table:style-name="ce7" office:value-type="percentage" office:value="0.384615" calcext:value-type="percentage">
            <text:p>38,46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/>
          <table:table-cell table:style-name="ce12"/>
          <table:table-cell table:style-name="Default"/>
          <table:table-cell table:style-name="ce7"/>
          <table:table-cell table:style-name="ce12"/>
          <table:table-cell table:style-name="Default" office:value-type="float" office:value="88" calcext:value-type="float">
            <text:p>88</text:p>
          </table:table-cell>
          <table:table-cell table:style-name="ce7" office:value-type="percentage" office:value="0.038462" calcext:value-type="percentage">
            <text:p>3,85%</text:p>
          </table:table-cell>
          <table:table-cell table:style-name="ce12"/>
          <table:table-cell table:number-columns-repeated="1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8"/>
          <table:table-cell table:style-name="ce13"/>
          <table:table-cell table:style-name="Default"/>
          <table:table-cell table:style-name="ce8"/>
          <table:table-cell table:style-name="ce13"/>
          <table:table-cell table:style-name="Default" office:value-type="float" office:value="89" calcext:value-type="float">
            <text:p>89</text:p>
          </table:table-cell>
          <table:table-cell table:style-name="ce8" office:value-type="percentage" office:value="0" calcext:value-type="percentage">
            <text:p>0,00%</text:p>
          </table:table-cell>
          <table:table-cell table:style-name="ce13"/>
          <table:table-cell table:number-columns-repeated="12"/>
        </table:table-row>
        <table:table-row table:style-name="ro1" table:number-rows-repeated="136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rkusz2" table:style-name="ta1">
        <table:shapes>
          <draw:frame draw:z-index="0" draw:style-name="gr1" draw:text-style-name="P1" svg:width="221.43mm" svg:height="124.43mm" svg:x="22.24mm" svg:y="8.34mm">
            <loext:p draw:notify-on-update-of-ranges="Arkusz1.A4:Arkusz1.A9 Arkusz1.B4:Arkusz1.B9 Arkusz1.C4:Arkusz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2.5mm" svg:height="125.39mm" svg:x="21.92mm" svg:y="142.56mm">
            <loext:p draw:notify-on-update-of-ranges="Arkusz1.D4:Arkusz1.D22 Arkusz1.E4:Arkusz1.E22 Arkusz1.F4:Arkusz1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3.56mm" svg:height="125.74mm" svg:x="24.53mm" svg:y="277.1mm">
            <loext:p draw:notify-on-update-of-ranges="Arkusz1.G4:Arkusz1.G92 Arkusz1.H4:Arkusz1.H92 Arkusz1.I4:Arkusz1.I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3.22mm" svg:height="90.62mm" svg:x="23.8mm" svg:y="419.67mm">
            <loext:p draw:notify-on-update-of-ranges="Arkusz1.H1:Arkusz1.H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 table:number-rows-repeated="91">
          <table:table-cell table:number-columns-repeated="5"/>
        </table:table-row>
        <table:table-row table:style-name="ro1" table:number-rows-repeated="22">
          <table:table-cell table:style-name="ce16" table:number-columns-repeated="5"/>
        </table:table-row>
        <table:table-row table:style-name="ro1">
          <table:table-cell table:style-name="ce1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25:53.854005380</meta:creation-date>
    <dc:date>2017-11-04T17:01:44.254343785</dc:date>
    <meta:editing-duration>PT1H15M23S</meta:editing-duration>
    <meta:editing-cycles>14</meta:editing-cycles>
    <meta:generator>LibreOffice/5.1.6.2$Linux_X86_64 LibreOffice_project/10m0$Build-2</meta:generator>
    <meta:document-statistic meta:table-count="2" meta:cell-count="3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44cm" svg:height="12.444cm" xlink:href=".." xlink:type="simple" chart:class="chart:line" chart:style-name="ch1">
        <chart:title svg:x="8.197cm" svg:y="0.384cm" chart:style-name="ch2">
          <text:p>Współczynnik uczenia = 0.1</text:p>
        </chart:title>
        <chart:legend chart:legend-position="top" svg:x="8.588cm" svg:y="1.348cm" style:legend-expansion="wide" chart:style-name="ch3"/>
        <chart:plot-area chart:style-name="ch4" table:cell-range-address="Arkusz1.A4:Arkusz1.C9" chart:data-source-has-labels="both" svg:x="1.453cm" svg:y="2.194cm" svg:width="20.249cm" svg:height="9.021cm">
          <chartooo:coordinate-region svg:x="2.868cm" svg:y="2.394cm" svg:width="18.74cm" svg:height="8.174cm"/>
          <chart:axis chart:dimension="x" chart:name="primary-x" chart:style-name="ch5" chartooo:axis-type="auto">
            <chartooo:date-scale/>
            <chart:title svg:x="10.911cm" svg:y="11.463cm" chart:style-name="ch6">
              <text:p>Nr epoki</text:p>
            </chart:title>
            <chart:categories table:cell-range-address="Arkusz1.A4:Arkusz1.A9"/>
          </chart:axis>
          <chart:axis chart:dimension="y" chart:name="primary-y" chart:style-name="ch7">
            <chart:title svg:x="0.451cm" svg:y="7.489cm" chart:style-name="ch8">
              <text:p>% Błędów</text:p>
            </chart:title>
            <chart:grid chart:style-name="ch9" chart:class="major"/>
          </chart:axis>
          <chart:series chart:style-name="ch10" chart:values-cell-range-address="Arkusz1.B4:Arkusz1.B9" loext:label-string="perceptron" chart:class="chart:line">
            <chart:data-point chart:repeated="6"/>
          </chart:series>
          <chart:series chart:style-name="ch11" chart:values-cell-range-address="Arkusz1.C4:Arkusz1.C9" loext:label-string="adaline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ron</text:p>
              </table:table-cell>
              <table:table-cell office:value-type="string">
                <text:p>adalin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4:Arkusz1.A9</svg:desc>
                </draw:g>
              </table:table-cell>
              <table:table-cell office:value-type="float" office:value="0.5">
                <text:p>0.5</text:p>
                <draw:g>
                  <svg:desc>Arkusz1.B4:Arkusz1.B9</svg:desc>
                </draw:g>
              </table:table-cell>
              <table:table-cell office:value-type="float" office:value="0">
                <text:p>0</text:p>
                <draw:g>
                  <svg:desc>Arkusz1.C4:Arkusz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51cm" svg:height="12.54cm" xlink:href=".." xlink:type="simple" chart:class="chart:line" chart:style-name="ch1">
        <chart:title svg:x="8.131cm" svg:y="0.386cm" chart:style-name="ch2">
          <text:p>Współczynnik uczenia = 0.01</text:p>
        </chart:title>
        <chart:legend chart:legend-position="top" svg:x="8.641cm" svg:y="1.35cm" style:legend-expansion="wide" chart:style-name="ch3"/>
        <chart:plot-area chart:style-name="ch4" table:cell-range-address="Arkusz1.D4:Arkusz1.F22" chart:data-source-has-labels="both" svg:x="1.456cm" svg:y="2.198cm" svg:width="20.35cm" svg:height="9.111cm">
          <chartooo:coordinate-region svg:x="2.871cm" svg:y="2.398cm" svg:width="18.749cm" svg:height="8.264cm"/>
          <chart:axis chart:dimension="x" chart:name="primary-x" chart:style-name="ch5" chartooo:axis-type="auto">
            <chartooo:date-scale/>
            <chart:title svg:x="10.965cm" svg:y="11.559cm" chart:style-name="ch6">
              <text:p>Nr epoki</text:p>
            </chart:title>
            <chart:categories table:cell-range-address="Arkusz1.D4:Arkusz1.D22"/>
          </chart:axis>
          <chart:axis chart:dimension="y" chart:name="primary-y" chart:style-name="ch7">
            <chart:title svg:x="0.451cm" svg:y="7.419cm" chart:style-name="ch8">
              <text:p>% Błędu</text:p>
            </chart:title>
            <chart:grid chart:style-name="ch9" chart:class="major"/>
          </chart:axis>
          <chart:series chart:style-name="ch10" chart:values-cell-range-address="Arkusz1.E4:Arkusz1.E22" loext:label-string="perceptron" chart:class="chart:line">
            <chart:data-point chart:repeated="19"/>
          </chart:series>
          <chart:series chart:style-name="ch11" chart:values-cell-range-address="Arkusz1.F4:Arkusz1.F22" loext:label-string="adaline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ron</text:p>
              </table:table-cell>
              <table:table-cell office:value-type="string">
                <text:p>adalin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D4:Arkusz1.D22</svg:desc>
                </draw:g>
              </table:table-cell>
              <table:table-cell office:value-type="float" office:value="0.5">
                <text:p>0.5</text:p>
                <draw:g>
                  <svg:desc>Arkusz1.E4:Arkusz1.E22</svg:desc>
                </draw:g>
              </table:table-cell>
              <table:table-cell office:value-type="float" office:value="0.5">
                <text:p>0.5</text:p>
                <draw:g>
                  <svg:desc>Arkusz1.F4:Arkusz1.F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6154">
                <text:p>0.3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46154">
                <text:p>0.3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323cm" svg:height="9.063cm" xlink:href=".." xlink:type="simple" chart:class="chart:bar" chart:style-name="ch1">
        <chart:title svg:x="0.125cm" svg:y="0.316cm" chart:style-name="ch2">
          <text:p>Błąd testowania perceptornu 
dla współczynnika uczenia = 0.001</text:p>
        </chart:title>
        <chart:legend chart:legend-position="end" svg:x="5.589cm" svg:y="4.232cm" style:legend-expansion="high" chart:style-name="ch3"/>
        <chart:plot-area chart:style-name="ch4" table:cell-range-address="Arkusz1.H1:Arkusz1.H1" svg:x="0.146cm" svg:y="1.78cm" svg:width="5.297cm" svg:height="7.102cm">
          <chartooo:coordinate-region svg:x="1.746cm" svg:y="1.979cm" svg:width="3.697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H1:Arkusz1.H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769">
                <text:p>0.0769</text:p>
                <draw:g>
                  <svg:desc>Arkusz1.H1:Arkusz1.H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7cm" svg:height="12.575cm" xlink:href=".." xlink:type="simple" chart:class="chart:line" chart:style-name="ch1">
        <chart:title svg:x="8.065cm" svg:y="0.387cm" chart:style-name="ch2">
          <text:p>Współczynnik uczenia = 0.001</text:p>
        </chart:title>
        <chart:legend chart:legend-position="top" svg:x="8.694cm" svg:y="1.351cm" style:legend-expansion="wide" chart:style-name="ch3"/>
        <chart:plot-area chart:style-name="ch4" table:cell-range-address="Arkusz1.G4:Arkusz1.I92" chart:data-source-has-labels="both" svg:x="1.458cm" svg:y="2.2cm" svg:width="20.452cm" svg:height="9.143cm">
          <chartooo:coordinate-region svg:x="2.873cm" svg:y="2.399cm" svg:width="19.037cm" svg:height="8.152cm"/>
          <chart:axis chart:dimension="x" chart:name="primary-x" chart:style-name="ch5" chartooo:axis-type="auto">
            <chartooo:date-scale/>
            <chart:title svg:x="11.018cm" svg:y="11.594cm" chart:style-name="ch6">
              <text:p>Nr epoki</text:p>
            </chart:title>
            <chart:categories table:cell-range-address="Arkusz1.G4:Arkusz1.G92"/>
          </chart:axis>
          <chart:axis chart:dimension="y" chart:name="primary-y" chart:style-name="ch7">
            <chart:title svg:x="0.451cm" svg:y="7.556cm" chart:style-name="ch8">
              <text:p>% Błędów</text:p>
            </chart:title>
            <chart:grid chart:style-name="ch9" chart:class="major"/>
          </chart:axis>
          <chart:series chart:style-name="ch10" chart:values-cell-range-address="Arkusz1.H4:Arkusz1.H92" loext:label-string="perceptron" chart:class="chart:line">
            <chart:data-point chart:repeated="89"/>
          </chart:series>
          <chart:series chart:style-name="ch11" chart:values-cell-range-address="Arkusz1.I4:Arkusz1.I92" loext:label-string="adaline" chart:class="chart:line">
            <chart:data-point chart:repeated="8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ron</text:p>
              </table:table-cell>
              <table:table-cell office:value-type="string">
                <text:p>adalin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G4:Arkusz1.G92</svg:desc>
                </draw:g>
              </table:table-cell>
              <table:table-cell office:value-type="float" office:value="0.5">
                <text:p>0.5</text:p>
                <draw:g>
                  <svg:desc>Arkusz1.H4:Arkusz1.H92</svg:desc>
                </draw:g>
              </table:table-cell>
              <table:table-cell office:value-type="float" office:value="0.538462">
                <text:p>0.538462</text:p>
                <draw:g>
                  <svg:desc>Arkusz1.I4:Arkusz1.I9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38462">
                <text:p>0.5384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038462">
                <text:p>0.0384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92308">
                <text:p>0.69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53846">
                <text:p>0.6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92308">
                <text:p>0.69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92308">
                <text:p>0.69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5385">
                <text:p>0.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5385">
                <text:p>0.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61538">
                <text:p>0.4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15385">
                <text:p>0.1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15385">
                <text:p>0.1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76923">
                <text:p>0.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84615">
                <text:p>0.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38462">
                <text:p>0.0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